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1a6a" officeooo:paragraph-rsid="000a1a6a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0a1a6a" officeooo:paragraph-rsid="000a1a6a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normal" officeooo:rsid="000a1a6a" officeooo:paragraph-rsid="000a1a6a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Grade Sort Link List Output</text:p>
      <text:p text:style-name="P3">By John Knowles CS372 Spring 2015</text:p>
      <text:p text:style-name="P1"/>
      <text:p text:style-name="P1"/>
      <text:p text:style-name="P1">Print Name and Grades by sort by Grade Highest with Percentage</text:p>
      <text:p text:style-name="P1">Student: <text:s text:c="8"/>Grade Percentage%</text:p>
      <text:p text:style-name="P1"><text:s text:c="5"/>Sidcar <text:s text:c="7"/>98.3%</text:p>
      <text:p text:style-name="P1"><text:s text:c="8"/>Sid <text:s text:c="7"/>98%</text:p>
      <text:p text:style-name="P1"><text:s/>Knocktosee <text:s text:c="7"/>97%</text:p>
      <text:p text:style-name="P1"><text:s text:c="2"/>Sidcarson <text:s text:c="7"/>96.7%</text:p>
      <text:p text:style-name="P1"><text:s text:c="5"/>Taylor <text:s text:c="7"/>95.7%</text:p>
      <text:p text:style-name="P1"><text:s text:c="8"/>Vey <text:s text:c="7"/>95.3%</text:p>
      <text:p text:style-name="P1"><text:s text:c="3"/>Crackley <text:s text:c="7"/>94.7%</text:p>
      <text:p text:style-name="P1"><text:s text:c="6"/>ToSha <text:s text:c="7"/>94.3%</text:p>
      <text:p text:style-name="P1"><text:s text:c="3"/>Reynolds <text:s text:c="7"/>94%</text:p>
      <text:p text:style-name="P1"><text:s text:c="5"/>WayOut <text:s text:c="7"/>93%</text:p>
      <text:p text:style-name="P1"><text:s text:c="3"/>Marshall <text:s text:c="7"/>92.3%</text:p>
      <text:p text:style-name="P1"><text:s text:c="7"/>Mark <text:s text:c="7"/>92%</text:p>
      <text:p text:style-name="P1"><text:s text:c="5"/>Jayman <text:s text:c="7"/>91.3%</text:p>
      <text:p text:style-name="P1"><text:s text:c="8"/>Lee <text:s text:c="7"/>91%</text:p>
      <text:p text:style-name="P1"><text:s text:c="7"/>Mack <text:s text:c="7"/>88.3%</text:p>
      <text:p text:style-name="P1"><text:s text:c="7"/>Moto <text:s text:c="7"/>87.3%</text:p>
      <text:p text:style-name="P1"><text:s text:c="8"/>Ace <text:s text:c="7"/>86%</text:p>
      <text:p text:style-name="P1"><text:s text:c="4"/>Zieneth <text:s text:c="7"/>83.3%</text:p>
      <text:p text:style-name="P1"><text:s text:c="6"/>Brown <text:s text:c="7"/>83.3%</text:p>
      <text:p text:style-name="P1"><text:s text:c="3"/>AceAgain <text:s text:c="7"/>81.7%</text:p>
      <text:p text:style-name="P1"><text:s text:c="2"/>Monnazuma <text:s text:c="7"/>79.7%</text:p>
      <text:p text:style-name="P1"><text:s text:c="4"/>Boyanze <text:s text:c="7"/>78.3%</text:p>
      <text:p text:style-name="P1"><text:s text:c="6"/>Marki <text:s text:c="7"/>68.3%</text:p>
      <text:p text:style-name="P1"><text:s text:c="6"/>Marki <text:s text:c="7"/>68.3%</text:p>
      <text:p text:style-name="P1"><text:s text:c="7"/>Bozo <text:s text:c="7"/>67.7%</text:p>
      <text:p text:style-name="P1"><text:s text:c="6"/>Vicki <text:s text:c="7"/>66.3%</text:p>
      <text:p text:style-name="P1"><text:s text:c="7"/>Tony <text:s text:c="7"/>66%</text:p>
      <text:p text:style-name="P1"><text:s text:c="5"/>Thomas <text:s text:c="7"/>65.7%</text:p>
      <text:p text:style-name="P1"><text:s text:c="7"/>Lion <text:s text:c="7"/>64%</text:p>
      <text:p text:style-name="P1"><text:s text:c="4"/>Thomson <text:s text:c="7"/>62.7%</text:p>
      <text:p text:style-name="P1"><text:s text:c="6"/>Lewis <text:s text:c="7"/>58.7%</text:p>
      <text:p text:style-name="P1"/>
      <text:p text:style-name="P1">Print Name and Grades by sort by Grade Highest</text:p>
      <text:p text:style-name="P1">Student: <text:s text:c="9"/>Grade:</text:p>
      <text:p text:style-name="P1"><text:s text:c="5"/>Sidcar <text:s text:c="7"/>295</text:p>
      <text:p text:style-name="P1"><text:s text:c="8"/>Sid <text:s text:c="7"/>294</text:p>
      <text:p text:style-name="P1"><text:s/>Knocktosee <text:s text:c="7"/>291</text:p>
      <text:p text:style-name="P1"><text:s text:c="2"/>Sidcarson <text:s text:c="7"/>290</text:p>
      <text:p text:style-name="P1"><text:s text:c="5"/>Taylor <text:s text:c="7"/>287</text:p>
      <text:p text:style-name="P1"><text:s text:c="8"/>Vey <text:s text:c="7"/>286</text:p>
      <text:p text:style-name="P1"><text:s text:c="3"/>Crackley <text:s text:c="7"/>284</text:p>
      <text:p text:style-name="P1"><text:s text:c="6"/>ToSha <text:s text:c="7"/>283</text:p>
      <text:p text:style-name="P1"><text:s text:c="3"/>Reynolds <text:s text:c="7"/>282</text:p>
      <text:p text:style-name="P1"><text:soft-page-break/><text:s text:c="5"/>WayOut <text:s text:c="7"/>279</text:p>
      <text:p text:style-name="P1"><text:s text:c="3"/>Marshall <text:s text:c="7"/>277</text:p>
      <text:p text:style-name="P1"><text:s text:c="7"/>Mark <text:s text:c="7"/>276</text:p>
      <text:p text:style-name="P1"><text:s text:c="5"/>Jayman <text:s text:c="7"/>274</text:p>
      <text:p text:style-name="P1"><text:s text:c="8"/>Lee <text:s text:c="7"/>273</text:p>
      <text:p text:style-name="P1"><text:s text:c="7"/>Mack <text:s text:c="7"/>265</text:p>
      <text:p text:style-name="P1"><text:s text:c="7"/>Moto <text:s text:c="7"/>262</text:p>
      <text:p text:style-name="P1"><text:s text:c="8"/>Ace <text:s text:c="7"/>258</text:p>
      <text:p text:style-name="P1"><text:s text:c="4"/>Zieneth <text:s text:c="7"/>250</text:p>
      <text:p text:style-name="P1"><text:s text:c="6"/>Brown <text:s text:c="7"/>250</text:p>
      <text:p text:style-name="P1"><text:s text:c="3"/>AceAgain <text:s text:c="7"/>245</text:p>
      <text:p text:style-name="P1"><text:s text:c="2"/>Monnazuma <text:s text:c="7"/>239</text:p>
      <text:p text:style-name="P1"><text:s text:c="4"/>Boyanze <text:s text:c="7"/>235</text:p>
      <text:p text:style-name="P1"><text:s text:c="6"/>Marki <text:s text:c="7"/>205</text:p>
      <text:p text:style-name="P1"><text:s text:c="6"/>Marki <text:s text:c="7"/>205</text:p>
      <text:p text:style-name="P1"><text:s text:c="7"/>Bozo <text:s text:c="7"/>203</text:p>
      <text:p text:style-name="P1"><text:s text:c="6"/>Vicki <text:s text:c="7"/>199</text:p>
      <text:p text:style-name="P1"><text:s text:c="7"/>Tony <text:s text:c="7"/>198</text:p>
      <text:p text:style-name="P1"><text:s text:c="5"/>Thomas <text:s text:c="7"/>197</text:p>
      <text:p text:style-name="P1"><text:s text:c="7"/>Lion <text:s text:c="7"/>192</text:p>
      <text:p text:style-name="P1"><text:s text:c="4"/>Thomson <text:s text:c="7"/>188</text:p>
      <text:p text:style-name="P1"><text:s text:c="6"/>Lewis <text:s text:c="7"/>176</text:p>
      <text:p text:style-name="P1"/>
      <text:p text:style-name="P1">Print Name and Grades by sort by Name Alphabetically</text:p>
      <text:p text:style-name="P1">Student: <text:s text:c="9"/>Grade:</text:p>
      <text:p text:style-name="P1"><text:s text:c="8"/>Ace <text:s text:c="7"/>258</text:p>
      <text:p text:style-name="P1"><text:s text:c="3"/>AceAgain <text:s text:c="7"/>245</text:p>
      <text:p text:style-name="P1"><text:s text:c="4"/>Boyanze <text:s text:c="7"/>235</text:p>
      <text:p text:style-name="P1"><text:s text:c="7"/>Bozo <text:s text:c="7"/>203</text:p>
      <text:p text:style-name="P1"><text:s text:c="6"/>Brown <text:s text:c="7"/>250</text:p>
      <text:p text:style-name="P1"><text:s text:c="3"/>Crackley <text:s text:c="7"/>284</text:p>
      <text:p text:style-name="P1"><text:s text:c="5"/>Jayman <text:s text:c="7"/>274</text:p>
      <text:p text:style-name="P1"><text:s/>Knocktosee <text:s text:c="7"/>291</text:p>
      <text:p text:style-name="P1"><text:s text:c="8"/>Lee <text:s text:c="7"/>273</text:p>
      <text:p text:style-name="P1"><text:s text:c="6"/>Lewis <text:s text:c="7"/>176</text:p>
      <text:p text:style-name="P1"><text:s text:c="7"/>Lion <text:s text:c="7"/>192</text:p>
      <text:p text:style-name="P1"><text:s text:c="7"/>Mack <text:s text:c="7"/>265</text:p>
      <text:p text:style-name="P1"><text:s text:c="7"/>Mark <text:s text:c="7"/>276</text:p>
      <text:p text:style-name="P1"><text:s text:c="6"/>Marki <text:s text:c="7"/>205</text:p>
      <text:p text:style-name="P1"><text:s text:c="6"/>Marki <text:s text:c="7"/>205</text:p>
      <text:p text:style-name="P1"><text:s text:c="3"/>Marshall <text:s text:c="7"/>277</text:p>
      <text:p text:style-name="P1"><text:s text:c="2"/>Monnazuma <text:s text:c="7"/>239</text:p>
      <text:p text:style-name="P1"><text:s text:c="7"/>Moto <text:s text:c="7"/>262</text:p>
      <text:p text:style-name="P1"><text:s text:c="3"/>Reynolds <text:s text:c="7"/>282</text:p>
      <text:p text:style-name="P1"><text:s text:c="8"/>Sid <text:s text:c="7"/>294</text:p>
      <text:p text:style-name="P1"><text:s text:c="5"/>Sidcar <text:s text:c="7"/>295</text:p>
      <text:p text:style-name="P1"><text:s text:c="2"/>Sidcarson <text:s text:c="7"/>290</text:p>
      <text:p text:style-name="P1"><text:s text:c="5"/>Taylor <text:s text:c="7"/>287</text:p>
      <text:p text:style-name="P1"><text:s text:c="5"/>Thomas <text:s text:c="7"/>197</text:p>
      <text:p text:style-name="P1"><text:soft-page-break/><text:s text:c="4"/>Thomson <text:s text:c="7"/>188</text:p>
      <text:p text:style-name="P1"><text:s text:c="6"/>ToSha <text:s text:c="7"/>283</text:p>
      <text:p text:style-name="P1"><text:s text:c="7"/>Tony <text:s text:c="7"/>198</text:p>
      <text:p text:style-name="P1"><text:s text:c="8"/>Vey <text:s text:c="7"/>286</text:p>
      <text:p text:style-name="P1"><text:s text:c="6"/>Vicki <text:s text:c="7"/>199</text:p>
      <text:p text:style-name="P1"><text:s text:c="5"/>WayOut <text:s text:c="7"/>279</text:p>
      <text:p text:style-name="P1"><text:s text:c="4"/>Zieneth <text:s text:c="7"/>250</text:p>
      <text:p text:style-name="P1"/>
      <text:p text:style-name="P1">Press any key to continue . 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S</meta:editing-duration>
    <meta:editing-cycles>3</meta:editing-cycles>
    <meta:generator>LibreOffice/4.3.5.2$Windows_x86 LibreOffice_project/3a87456aaa6a95c63eea1c1b3201acedf0751bd5</meta:generator>
    <dc:date>2015-03-11T12:31:22.991000000</dc:date>
    <meta:document-statistic meta:table-count="0" meta:image-count="0" meta:object-count="0" meta:page-count="3" meta:paragraph-count="102" meta:word-count="242" meta:character-count="2428" meta:non-whitespace-character-count="1119"/>
    <meta:user-defined meta:name="Info 1"/>
    <meta:user-defined meta:name="Info 2"/>
    <meta:user-defined meta:name="Info 3"/>
    <meta:user-defined meta:name="Info 4"/>
  </office:meta>
</office:document-meta>
</file>